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bf31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ff0e4" officeooo:paragraph-rsid="001ff0e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8178b" officeooo:paragraph-rsid="001ff0e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ff0e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weight="bold" officeooo:paragraph-rsid="001ff0e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tyle="italic" officeooo:rsid="003092dd" officeooo:paragraph-rsid="003092dd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officeooo:paragraph-rsid="001ff0e4"/>
    </style:style>
    <style:style style:name="P10" style:family="paragraph" style:parent-style-name="Standard">
      <style:paragraph-properties fo:text-align="start" style:justify-single-word="false"/>
      <style:text-properties officeooo:paragraph-rsid="0038dc6c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3d0b2a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1ff0e4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27af21"/>
    </style:style>
    <style:style style:name="P14" style:family="paragraph" style:parent-style-name="Standard" style:list-style-name="L4">
      <style:paragraph-properties fo:text-align="start" style:justify-single-word="false"/>
      <style:text-properties officeooo:paragraph-rsid="001ff0e4"/>
    </style:style>
    <style:style style:name="P15" style:family="paragraph" style:parent-style-name="Standard" style:list-style-name="L5">
      <style:paragraph-properties fo:text-align="start" style:justify-single-word="false"/>
      <style:text-properties officeooo:paragraph-rsid="0033ad02"/>
    </style:style>
    <style:style style:name="P16" style:family="paragraph" style:parent-style-name="Standard" style:list-style-name="L6">
      <style:paragraph-properties fo:text-align="start" style:justify-single-word="false"/>
      <style:text-properties officeooo:paragraph-rsid="001ff0e4"/>
    </style:style>
    <style:style style:name="P17" style:family="paragraph" style:parent-style-name="Standard" style:list-style-name="L7">
      <style:paragraph-properties fo:text-align="start" style:justify-single-word="false"/>
      <style:text-properties officeooo:paragraph-rsid="001ff0e4"/>
    </style:style>
    <style:style style:name="P18" style:family="paragraph" style:parent-style-name="Standard" style:list-style-name="L8">
      <style:paragraph-properties fo:text-align="start" style:justify-single-word="false"/>
      <style:text-properties officeooo:paragraph-rsid="003092dd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18178b" officeooo:paragraph-rsid="001ff0e4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18178b" officeooo:paragraph-rsid="001ff0e4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18178b" officeooo:paragraph-rsid="001ff0e4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ac08e" officeooo:paragraph-rsid="003ac08e" style:font-size-asian="12pt" style:font-weight-asian="normal" style:font-size-complex="12pt" style:font-weight-complex="normal"/>
    </style:style>
    <style:style style:name="P23" style:family="paragraph" style:parent-style-name="Standard" style:list-style-name="L8">
      <style:paragraph-properties fo:text-align="start" style:justify-single-word="false"/>
      <style:text-properties style:font-name="DejaVu Sans Condensed" fo:font-size="12pt" fo:font-style="normal" fo:font-weight="normal" officeooo:rsid="003092dd" officeooo:paragraph-rsid="003092dd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DejaVu Sans Condensed" officeooo:paragraph-rsid="001ff0e4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DejaVu Sans Condensed" officeooo:paragraph-rsid="001ff0e4"/>
    </style:style>
    <style:style style:name="P26" style:family="paragraph" style:parent-style-name="Standard" style:list-style-name="L6">
      <style:paragraph-properties fo:text-align="start" style:justify-single-word="false"/>
      <style:text-properties style:font-name="DejaVu Sans Condensed" officeooo:paragraph-rsid="001ff0e4"/>
    </style:style>
    <style:style style:name="P27" style:family="paragraph" style:parent-style-name="Standard">
      <style:paragraph-properties fo:text-align="start" style:justify-single-word="false"/>
      <style:text-properties style:font-name="DejaVu Sans Condensed" officeooo:paragraph-rsid="004449b1"/>
    </style:style>
    <style:style style:name="P28" style:family="paragraph" style:parent-style-name="Standard" style:list-style-name="L6">
      <style:paragraph-properties fo:text-align="start" style:justify-single-word="false"/>
      <style:text-properties style:font-name="DejaVu Sans Condensed" officeooo:rsid="002f642b" officeooo:paragraph-rsid="002f642b"/>
    </style:style>
    <style:style style:name="P29" style:family="paragraph" style:parent-style-name="Standard" style:list-style-name="L8">
      <style:paragraph-properties fo:text-align="start" style:justify-single-word="false"/>
      <style:text-properties style:font-name="DejaVu Sans Condensed" officeooo:rsid="002f642b" officeooo:paragraph-rsid="0037a06d"/>
    </style:style>
    <style:style style:name="P30" style:family="paragraph" style:parent-style-name="Standard" style:list-style-name="L5">
      <style:paragraph-properties fo:text-align="start" style:justify-single-word="false"/>
      <style:text-properties officeooo:rsid="00399f7e" officeooo:paragraph-rsid="00399f7e"/>
    </style:style>
    <style:style style:name="P3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449b1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449b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officeooo:rsid="0025360f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2d39a8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1ff0e4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2934a6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258b34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37a06d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41187b" style:font-size-asian="12pt" style:font-weight-asian="bold" style:font-size-complex="12pt" style:font-weight-complex="bold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ff0e4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8178b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2f2509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22f80e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328ad5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3def2f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3fea42" style:font-size-asian="12pt" style:font-weight-asian="normal" style:font-size-complex="12pt" style:font-weight-complex="normal"/>
    </style:style>
    <style:style style:name="T2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018178b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01ff0e4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size="12pt" fo:font-style="normal" fo:font-weight="bold" officeooo:rsid="0018178b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font-size="12pt" fo:font-style="normal" fo:font-weight="bold" officeooo:rsid="002934a6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font-size="12pt" fo:font-style="normal" fo:font-weight="bold" officeooo:rsid="0037a06d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font-size="12pt" fo:font-style="normal" fo:font-weight="bold" officeooo:rsid="00428a5e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officeooo:rsid="002f642b"/>
    </style:style>
    <style:style style:name="T29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30" style:family="text">
      <style:text-properties style:font-name="DejaVu Sans Condensed" fo:font-size="12pt" fo:font-weight="normal" officeooo:rsid="002f642b" style:font-size-asian="12pt" style:font-weight-asian="normal" style:font-size-complex="12pt" style:font-weight-complex="normal"/>
    </style:style>
    <style:style style:name="T31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32" style:family="text">
      <style:text-properties style:font-name="DejaVu Sans Condensed" fo:font-size="12pt" fo:font-weight="normal" officeooo:rsid="0029cb2e" style:font-size-asian="12pt" style:font-weight-asian="normal" style:font-size-complex="12pt" style:font-weight-complex="normal"/>
    </style:style>
    <style:style style:name="T33" style:family="text">
      <style:text-properties style:font-name="DejaVu Sans Condensed" fo:font-size="12pt" fo:font-weight="normal" officeooo:rsid="003092dd" style:font-size-asian="12pt" style:font-weight-asian="normal" style:font-size-complex="12pt" style:font-weight-complex="normal"/>
    </style:style>
    <style:style style:name="T34" style:family="text">
      <style:text-properties style:font-name="DejaVu Sans Condensed" fo:font-size="12pt" fo:font-weight="normal" officeooo:rsid="001ff0e4" style:font-size-asian="12pt" style:font-weight-asian="normal" style:font-size-complex="12pt" style:font-weight-complex="normal"/>
    </style:style>
    <style:style style:name="T35" style:family="text">
      <style:text-properties style:font-name="DejaVu Sans Condensed" fo:font-size="12pt" fo:font-weight="normal" officeooo:rsid="0036ff55" style:font-size-asian="12pt" style:font-weight-asian="normal" style:font-size-complex="12pt" style:font-weight-complex="normal"/>
    </style:style>
    <style:style style:name="T36" style:family="text">
      <style:text-properties style:font-name="DejaVu Sans Condensed" fo:font-size="12pt" fo:font-weight="normal" officeooo:rsid="00399f7e" style:font-size-asian="12pt" style:font-weight-asian="normal" style:font-size-complex="12pt" style:font-weight-complex="normal"/>
    </style:style>
    <style:style style:name="T37" style:family="text">
      <style:text-properties style:font-name="DejaVu Sans Condensed" fo:font-size="12pt" fo:font-weight="normal" officeooo:rsid="0033ad02" style:font-size-asian="12pt" style:font-weight-asian="normal" style:font-size-complex="12pt" style:font-weight-complex="normal"/>
    </style:style>
    <style:style style:name="T38" style:family="text">
      <style:text-properties style:font-name="DejaVu Sans Condensed" fo:font-size="12pt" fo:font-weight="normal" officeooo:rsid="003da802" style:font-size-asian="12pt" style:font-weight-asian="normal" style:font-size-complex="12pt" style:font-weight-complex="normal"/>
    </style:style>
    <style:style style:name="T39" style:family="text">
      <style:text-properties style:font-name="DejaVu Sans Condensed" fo:font-size="12pt" fo:font-weight="normal" officeooo:rsid="003def2f" style:font-size-asian="12pt" style:font-weight-asian="normal" style:font-size-complex="12pt" style:font-weight-complex="normal"/>
    </style:style>
    <style:style style:name="T40" style:family="text">
      <style:text-properties style:font-name="DejaVu Sans Condensed" fo:font-size="12pt" fo:font-weight="bold" officeooo:rsid="0025b1a4" style:font-size-asian="12pt" style:font-weight-asian="bold" style:font-size-complex="12pt" style:font-weight-complex="bold"/>
    </style:style>
    <style:style style:name="T41" style:family="text">
      <style:text-properties style:font-name="DejaVu Sans Condensed" fo:font-size="12pt" fo:font-weight="bold" officeooo:rsid="002b7205" style:font-size-asian="12pt" style:font-weight-asian="bold" style:font-size-complex="12pt" style:font-weight-complex="bold"/>
    </style:style>
    <style:style style:name="T42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43" style:family="text">
      <style:text-properties style:font-name="DejaVu Sans Condensed" fo:font-size="12pt" fo:font-weight="bold" officeooo:rsid="003092dd" style:font-size-asian="12pt" style:font-weight-asian="bold" style:font-size-complex="12pt" style:font-weight-complex="bold"/>
    </style:style>
    <style:style style:name="T44" style:family="text">
      <style:text-properties style:font-name="DejaVu Sans Condensed" fo:font-size="12pt" fo:font-weight="bold" officeooo:rsid="001ff0e4" style:font-size-asian="12pt" style:font-weight-asian="bold" style:font-size-complex="12pt" style:font-weight-complex="bold"/>
    </style:style>
    <style:style style:name="T45" style:family="text">
      <style:text-properties style:font-name="DejaVu Sans Condensed" fo:font-size="12pt" fo:font-weight="bold" officeooo:rsid="00354c91" style:font-size-asian="12pt" style:font-weight-asian="bold" style:font-size-complex="12pt" style:font-weight-complex="bold"/>
    </style:style>
    <style:style style:name="T46" style:family="text">
      <style:text-properties style:font-name="DejaVu Sans Condensed" fo:font-size="12pt" fo:font-weight="bold" officeooo:rsid="003731cd" style:font-size-asian="12pt" style:font-weight-asian="bold" style:font-size-complex="12pt" style:font-weight-complex="bold"/>
    </style:style>
    <style:style style:name="T47" style:family="text">
      <style:text-properties style:font-name="DejaVu Sans Condensed" fo:font-size="12pt" fo:font-weight="bold" officeooo:rsid="002934a6" style:font-size-asian="12pt" style:font-weight-asian="bold" style:font-size-complex="12pt" style:font-weight-complex="bold"/>
    </style:style>
    <style:style style:name="T48" style:family="text">
      <style:text-properties style:font-name="DejaVu Sans Condensed" fo:font-size="12pt" fo:font-weight="bold" officeooo:rsid="0037a06d" style:font-size-asian="12pt" style:font-weight-asian="bold" style:font-size-complex="12pt" style:font-weight-complex="bold"/>
    </style:style>
    <style:style style:name="T49" style:family="text">
      <style:text-properties style:font-name="DejaVu Sans Condensed" fo:font-size="12pt" fo:font-weight="bold" officeooo:rsid="0038dc6c" style:font-size-asian="12pt" style:font-weight-asian="bold" style:font-size-complex="12pt" style:font-weight-complex="bold"/>
    </style:style>
    <style:style style:name="T50" style:family="text">
      <style:text-properties style:font-name="DejaVu Sans Condensed" fo:font-size="12pt" fo:font-weight="bold" officeooo:rsid="0033ad02" style:font-size-asian="12pt" style:font-weight-asian="bold" style:font-size-complex="12pt" style:font-weight-complex="bold"/>
    </style:style>
    <style:style style:name="T51" style:family="text">
      <style:text-properties style:font-name="DejaVu Sans Condensed" fo:font-size="12pt" fo:font-weight="bold" officeooo:rsid="003da802" style:font-size-asian="12pt" style:font-weight-asian="bold" style:font-size-complex="12pt" style:font-weight-complex="bold"/>
    </style:style>
    <style:style style:name="T52" style:family="text">
      <style:text-properties style:font-name="DejaVu Sans Condensed" fo:font-size="12pt" fo:font-style="normal" fo:font-weight="normal" officeooo:rsid="003092dd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DejaVu Sans Condensed" fo:font-size="12pt" fo:font-style="normal" fo:font-weight="normal" officeooo:rsid="0030e01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DejaVu Sans Condensed" fo:font-size="12pt" fo:font-style="normal" fo:font-weight="bold" officeooo:rsid="0030e010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officeooo:rsid="0030e010"/>
    </style:style>
    <style:style style:name="T56" style:family="text">
      <style:text-properties officeooo:rsid="003caa1b"/>
    </style:style>
    <style:style style:name="T57" style:family="text">
      <style:text-properties officeooo:rsid="003fea42"/>
    </style:style>
    <style:style style:name="T58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1">1<text:span text:style-name="T58">xx</text:span> - Controls</text:p>
          </table:table-cell>
          <table:table-cell table:style-name="Table1.B1" office:value-type="string">
            <text:p text:style-name="P32">2xx - Ground</text:p>
          </table:table-cell>
          <table:table-cell table:style-name="Table1.B1" office:value-type="string">
            <text:p text:style-name="P32">3xx - Flight</text:p>
          </table:table-cell>
          <table:table-cell table:style-name="Table1.B1" office:value-type="string">
            <text:p text:style-name="P32">4xx - A2A</text:p>
          </table:table-cell>
          <table:table-cell table:style-name="Table1.E1" office:value-type="string">
            <text:p text:style-name="P32">5xx - A2G</text:p>
          </table:table-cell>
          <table:table-cell table:style-name="Table1.F1" office:value-type="string">
            <text:p text:style-name="P32">6xx - Misc</text:p>
          </table:table-cell>
        </table:table-row>
      </table:table>
      <text:p text:style-name="P27"><text:span text:style-name="T2">5</text:span><text:span text:style-name="T3">0</text:span><text:span text:style-name="T2">1</text:span><text:span text:style-name="T4"> - </text:span><text:span text:style-name="T5">A/G </text:span><text:span text:style-name="T6">- </text:span><text:span text:style-name="T2">All</text:span></text:p>
      <text:p text:style-name="P1"/>
      <text:p text:style-name="P2">Master Arm ... ON</text:p>
      <text:p text:style-name="P3">Weapon launch mode ... Manual</text:p>
      <text:p text:style-name="P3">Laser designator ... Armed</text:p>
      <text:p text:style-name="P10"><text:span text:style-name="T44">HMS ... ON (</text:span><text:span text:style-name="T47">Coll </text:span><text:span text:style-name="T48">Index Finger Hat </text:span><text:span text:style-name="T49">up</text:span><text:span text:style-name="T44">)</text:span></text:p>
      <text:p text:style-name="P5"/>
      <text:p text:style-name="P4">Lock a target with Shkval</text:p>
      <text:list xml:id="list1398234595" text:style-name="L1">
        <text:list-item>
          <text:p text:style-name="P11"><text:span text:style-name="T34">P</text:span><text:span text:style-name="T38">ress </text:span><text:span text:style-name="T51">Coll Index Finger Hat forward</text:span><text:span text:style-name="T38"> to toggle HMS sight.</text:span></text:p>
        </text:list-item>
        <text:list-item>
          <text:p text:style-name="P12"><text:span text:style-name="T34">Press and hold </text:span><text:span text:style-name="T44">Shkval uncage</text:span><text:span text:style-name="T34"> (</text:span><text:span text:style-name="T41">Coll</text:span><text:span text:style-name="T40"> </text:span><text:span text:style-name="T46">Trigger 1st stage</text:span><text:span text:style-name="T34">) to turn on Shkval TV monitor and slave Shkval to HMS. <text:s/>Let go of </text:span><text:span text:style-name="T44">Shkval uncage</text:span><text:span text:style-name="T34"> button when looking at or near target.</text:span></text:p>
        </text:list-item>
        <text:list-item>
          <text:p text:style-name="P12"><text:span text:style-name="T30">Set </text:span><text:span text:style-name="T31">Shkval target frame size (</text:span><text:span text:style-name="T41">Coll </text:span><text:span text:style-name="T46">Middle Hat left/right</text:span><text:span text:style-name="T31">) (usually smallest seems best).</text:span></text:p>
        </text:list-item>
        <text:list-item>
          <text:p text:style-name="P12"><text:span text:style-name="T30">Set</text:span><text:span text:style-name="T31"> Shkval zoom (</text:span><text:span text:style-name="T40">C</text:span><text:span text:style-name="T41">oll</text:span><text:span text:style-name="T40"> M</text:span><text:span text:style-name="T46">iddle Hat forward/back</text:span><text:span text:style-name="T31">).</text:span></text:p>
        </text:list-item>
        <text:list-item>
          <text:p text:style-name="P12"><text:span text:style-name="T31">Use </text:span><text:span text:style-name="T41">Coll</text:span><text:span text:style-name="T40"> </text:span><text:span text:style-name="T46">Ministick</text:span><text:span text:style-name="T31"> to slew target frame over target, press </text:span><text:span text:style-name="T40">Coll </text:span><text:span text:style-name="T46">Ministick</text:span><text:span text:style-name="T42"> </text:span><text:span text:style-name="T44">press</text:span><text:span text:style-name="T31"> to laser range and lock. <text:s/>You may get a ground lock ("</text:span><text:span text:style-name="T42">ТГ</text:span><text:span text:style-name="T31">" on upper left of Shkval) or a contrast lock ("</text:span><text:span text:style-name="T42">TA</text:span><text:span text:style-name="T31">" on upper right).</text:span></text:p>
        </text:list-item>
        <text:list-item>
          <text:p text:style-name="P19"><text:span text:style-name="T1">Both types of locks can guide/direct weapons</text:span>. <text:s/>Contrast locks are more reliable, but may not be achievable in other than bright and clear weather, except at close range.</text:p>
        </text:list-item>
      </text:list>
      <text:list text:style-name="L2">
        <text:list-item>
          <text:list>
            <text:list-item>
              <text:p text:style-name="P24"><text:span text:style-name="T14">Ground locks may sometimes lose their lock and the Shkval can start drifting around. <text:s/>Re-lasing periodically (every 5 to 15 seconds) can help it keep the lock. <text:s/>Fast flight or maneuvering can also cause it to lose the lock. <text:s/></text:span><text:span text:style-name="T15">If it gets really goofed up, try resetting </text:span><text:span text:style-name="T18">the </text:span><text:span text:style-name="T15">targeting system (Coll </text:span><text:span text:style-name="T18">Index Finger Hat</text:span><text:span text:style-name="T15"> 3 back) and then Coll </text:span><text:span text:style-name="T18">Ministick</text:span><text:span text:style-name="T15"> press to lock the target again.</text:span></text:p>
            </text:list-item>
          </text:list>
        </text:list-item>
      </text:list>
      <text:list xml:id="list120305467150091" text:continue-list="list1398234595" text:style-name="L1">
        <text:list-item>
          <text:p text:style-name="P19">Once laser-ranged, it will use triangulation and your doppler system from then on to calculate the range. <text:s/>That means the range may not always be accurate. <text:s/>Doesn't matter for the beam-riding Vikhrs, but for cannon accuracy you may need to re-lase frequently.</text:p>
        </text:list-item>
        <text:list-item>
          <text:p text:style-name="P19">Your laser will eventually overheat, but it should take quite a while, since it's not in continuous operation unless it's guiding a missile, or you're hitting the lock button constantly.</text:p>
        </text:list-item>
        <text:list-item>
          <text:p text:style-name="P13"><text:span text:style-name="T42">To unlock</text:span><text:span text:style-name="T31">, </text:span><text:span text:style-name="T42">press and hold </text:span><text:span text:style-name="T40">Coll</text:span><text:span text:style-name="T41"> </text:span><text:span text:style-name="T46">Ministick</text:span><text:span text:style-name="T42"> </text:span><text:span text:style-name="T44">press</text:span><text:span text:style-name="T31"> and </text:span><text:span text:style-name="T42">slew</text:span><text:span text:style-name="T31"> in any direction.</text:span></text:p>
        </text:list-item>
      </text:list>
      <text:p text:style-name="P6"/>
      <text:p text:style-name="P7"><text:bookmark text:name="firstHeading"/>9K121 Vikhr <text:span text:style-name="T28">(AT-16 Scallion) ATGM</text:span></text:p>
      <text:list text:style-name="L3">
        <text:list-item>
          <text:p text:style-name="P22"><text:span text:style-name="T56">(</text:span>Note: ATGM Temperature knob on right rear wall has no function in game.<text:span text:style-name="T56">)</text:span></text:p>
        </text:list-item>
      </text:list>
      <text:list xml:id="list3285583685" text:style-name="L4">
        <text:list-item>
          <text:p text:style-name="P20">Select Vikhr missiles (<text:span text:style-name="T1">Gray Reset Hat left</text:span> for outboard stations). <text:s/>This should make a launch circle appear on your HUD.</text:p>
        </text:list-item>
        <text:list-item>
          <text:p text:style-name="P20">Stores panel under Shkval should say "<text:span text:style-name="T1">ПC</text:span>"; first number is how many missiles you have left, second number is cannon rounds x10.</text:p>
        </text:list-item>
        <text:list-item>
          <text:p text:style-name="P20">Lock target with Shkval as described above.</text:p>
        </text:list-item>
        <text:list-item>
          <text:p text:style-name="P14"><text:span text:style-name="T42">Vikhrs range is 8.0 km/</text:span><text:span text:style-name="T45">4.3 nmi</text:span><text:span text:style-name="T42"> max, 800 m/</text:span><text:span text:style-name="T45">0.4 nmi</text:span><text:span text:style-name="T42"> min.</text:span><text:span text:style-name="T32"> (You can go up to 9 </text:span><text:span text:style-name="T30">km/</text:span><text:span text:style-name="T35">4.9 nmi</text:span><text:span text:style-name="T30"> </text:span><text:span text:style-name="T32">or </text:span><text:span text:style-name="T30">more</text:span><text:span text:style-name="T32"> if you're shooting down.)</text:span></text:p>
        </text:list-item>
      </text:list>
      <text:list text:style-name="L5">
        <text:list-item>
          <text:list>
            <text:list-item>
              <text:p text:style-name="P15"><text:span text:style-name="T32">Y</text:span><text:span text:style-name="T37">ou can use </text:span><text:span text:style-name="T50">A/A mode</text:span><text:span text:style-name="T37"> (</text:span><text:span text:style-name="T50">Coll </text:span><text:span text:style-name="T46">Trim Hat left</text:span><text:span text:style-name="T37">) to make the missile trigger with a </text:span><text:span text:style-name="T36">5-meter </text:span><text:span text:style-name="T37">proximity fuse at or just past the target, or </text:span><text:span text:style-name="T50">A/A Head On</text:span><text:span text:style-name="T37"> (</text:span><text:span text:style-name="T50">Coll </text:span><text:span text:style-name="T46">Trim Hat right</text:span><text:span text:style-name="T37">) to trigger the proximity fuze just before the target.</text:span></text:p>
            </text:list-item>
            <text:list-item>
              <text:p text:style-name="P30"><text:span text:style-name="T37">G</text:span><text:span text:style-name="T29">round and ocean don't set off the prox fuse, but some trees or buildings may. <text:s/>Prox-fused missiles should still kill light armor up to BTRs, but are ineffective against tanks.</text:span></text:p>
            </text:list-item>
          </text:list>
        </text:list-item>
      </text:list>
      <text:list xml:id="list120305501134552" text:continue-list="list3285583685" text:style-name="L4">
        <text:list-item>
          <text:p text:style-name="P14"><text:span text:style-name="T31">Once you are locked and in range, put the Vikhrs launch circle on the HUD over the target circle, press and hold </text:span><text:span text:style-name="T42">Red Button</text:span><text:span text:style-name="T31"> </text:span><text:span text:style-name="T30">to fire</text:span><text:span text:style-name="T31">. <text:s/>You can still fire even if the circles aren't lined up</text:span><text:span text:style-name="T39"> (as long as Weapon Mode switch is set to Manual)</text:span><text:span text:style-name="T31">, but the missile may waste energy trying to get back into the laser beam, and may weave around excessively.</text:span></text:p>
        </text:list-item>
        <text:list-item>
          <text:p text:style-name="P25"><text:span text:style-name="T14">When finished, </text:span><text:span text:style-name="T7">reset targeting system</text:span><text:span text:style-name="T14"> </text:span><text:span text:style-name="T13">(</text:span><text:span text:style-name="T8">Coll </text:span><text:span text:style-name="T10">Index Finger Hat </text:span><text:span text:style-name="T11">back</text:span><text:span text:style-name="T13">)</text:span><text:span text:style-name="T14">. <text:s/>That will deselect all weapons, turn off the Shkval, and reset the HUD to nav mode.</text:span></text:p>
        </text:list-item>
      </text:list>
      <text:p text:style-name="P6"/>
      <text:p text:style-name="P9"><text:span text:style-name="T43">2A42 Cannon -- 30 mm</text:span><text:span text:style-name="T42">, </text:span><text:span text:style-name="T43">220 rounds AP, 240 rounds HE</text:span></text:p>
      <text:list xml:id="list1168179609" text:style-name="L6">
        <text:list-item>
          <text:p text:style-name="P26"><text:span text:style-name="T14">Select Cannon (</text:span><text:span text:style-name="T7">Gray Reset Hat </text:span><text:span text:style-name="T9">back</text:span><text:span text:style-name="T14">). <text:s/></text:span><text:span text:style-name="T19">C</text:span><text:span text:style-name="T14">annon slew limits rectangle </text:span><text:span text:style-name="T19">will </text:span><text:span text:style-name="T14">appear on HUD.</text:span></text:p>
        </text:list-item>
        <text:list-item>
          <text:p text:style-name="P21">Stores panel under Shkval <text:span text:style-name="T57">will show </text:span>number on far right, which is rounds x10 for current ammo type.</text:p>
        </text:list-item>
        <text:list-item>
          <text:p text:style-name="P16"><text:span text:style-name="T33">Set</text:span><text:span text:style-name="T31"> cannon </text:span><text:span text:style-name="T43">burst length</text:span><text:span text:style-name="T33">,</text:span><text:span text:style-name="T31"> </text:span><text:span text:style-name="T42">ammo type</text:span><text:span text:style-name="T31">,</text:span><text:span text:style-name="T34"> and </text:span><text:span text:style-name="T44">ROF switch</text:span><text:span text:style-name="T43">es</text:span><text:span text:style-name="T34"> (</text:span><text:span text:style-name="T31">center console under stores panel) (</text:span><text:span text:style-name="T42">Dish Hat left</text:span><text:span text:style-name="T31"> for ammo type, </text:span><text:span text:style-name="T44">Dish Hat </text:span><text:span text:style-name="T42">right</text:span><text:span text:style-name="T31"> for </text:span><text:span text:style-name="T34">ROF</text:span><text:span text:style-name="T31">)</text:span></text:p>
        </text:list-item>
      </text:list>
      <text:p text:style-name="P8"><text:span text:style-name="T14">U</text:span><text:span text:style-name="T12">sing Shkval targeting system for automatic tracking</text:span></text:p>
      <text:list xml:id="list120305710249847" text:continue-numbering="true" text:style-name="L6">
        <text:list-item>
          <text:p text:style-name="P21">Lock target with Shkval as described above.</text:p>
        </text:list-item>
      </text:list>
      <text:list text:style-name="L7">
        <text:list-item>
          <text:list>
            <text:list-item>
              <text:p text:style-name="P17"><text:span text:style-name="T42">Cannon range is about 3.5 km/</text:span><text:span text:style-name="T45">1.9 nmi</text:span><text:span text:style-name="T42"> max</text:span><text:span text:style-name="T31">, although accuracy will be poor at that range. <text:s/></text:span><text:span text:style-name="T42">Re-lase frequently</text:span><text:span text:style-name="T31"> to make sure the range doesn't drift.</text:span></text:p>
            </text:list-item>
          </text:list>
        </text:list-item>
      </text:list>
      <text:list xml:id="list120305303800888" text:continue-list="list120305710249847" text:style-name="L6">
        <text:list-item>
          <text:p text:style-name="P26"><text:span text:style-name="T14">Once you are locked and in range, put the target circle inside the cannon slew limits rectangle on the HUD. <text:s/>Fire with </text:span><text:span text:style-name="T4">T</text:span><text:span text:style-name="T7">rigger</text:span><text:span text:style-name="T14">.</text:span></text:p>
        </text:list-item>
        <text:list-item>
          <text:p text:style-name="P28"><text:span text:style-name="T14">When finished, </text:span><text:span text:style-name="T7">reset targeting system</text:span><text:span text:style-name="T14"> </text:span><text:span text:style-name="T13">(</text:span><text:span text:style-name="T8">Coll </text:span><text:span text:style-name="T10">Index Finger Hat down</text:span><text:span text:style-name="T13">) </text:span><text:span text:style-name="T12">and deselect cannon (Gray Reset Hat back)</text:span><text:span text:style-name="T14">. <text:s/>That will deselect all weapons, turn off the Shkval, and reset the HUD to nav mode.</text:span></text:p>
        </text:list-item>
      </text:list>
      <text:p text:style-name="P8"><text:span text:style-name="T16">U</text:span><text:span text:style-name="T12">sing boresight mode for manual aimin</text:span><text:span text:style-name="T17">g</text:span></text:p>
      <text:list text:style-name="L8">
        <text:list-item>
          <text:p text:style-name="P18"><text:span text:style-name="T52">Set Autotracking switch to </text:span><text:span text:style-name="T53">TS</text:span><text:span text:style-name="T52"> (</text:span><text:span text:style-name="T54">Dish Hat press to toggle</text:span><text:span text:style-name="T53">) (</text:span><text:span text:style-name="T52">left console next to laser designator arming switch)</text:span></text:p>
        </text:list-item>
        <text:list-item>
          <text:p text:style-name="P18"><text:span text:style-name="T52">HUD will show cannon </text:span><text:span text:style-name="T53">pipper </text:span><text:span text:style-name="T52">fixed in place</text:span><text:span text:style-name="T53">. <text:s/>Shkval will show image boresighted to gun pipper.</text:span></text:p>
        </text:list-item>
        <text:list-item>
          <text:p text:style-name="P23"><text:span text:style-name="T55">Put pipper on target and f</text:span>ire with <text:span text:style-name="T1">Trigger</text:span>.</text:p>
        </text:list-item>
        <text:list-item>
          <text:p text:style-name="P29"><text:span text:style-name="T21">When finished, </text:span><text:span text:style-name="T24">reset targeting system</text:span><text:span text:style-name="T21"> </text:span><text:span text:style-name="T22">(</text:span><text:span text:style-name="T25">Coll </text:span><text:span text:style-name="T26">Index Finger Hat </text:span><text:span text:style-name="T27">back</text:span><text:span text:style-name="T22">) </text:span><text:span text:style-name="T20">and deselect cannon (</text:span><text:span text:style-name="T23">Gray Reset Hat back</text:span><text:span text:style-name="T20">)</text:span><text:span text:style-name="T21">. <text:s/>That will deselect all weapons, turn off the Shkval, and reset the HUD to nav mod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4T12:03:05.160000000</dc:date>
    <meta:editing-duration>PT7H7M39S</meta:editing-duration>
    <meta:editing-cycles>52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46" meta:word-count="858" meta:character-count="4721" meta:non-whitespace-character-count="3921"/>
  </office:meta>
</office:document-meta>
</file>